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Exception.RepositoryException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xception.RepositoryExceptio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xception.RepositoryException( Throwabl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xception.Repositor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